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0d3" officeooo:paragraph-rsid="000260d3"/>
    </style:style>
    <style:style style:name="P2" style:family="paragraph" style:parent-style-name="Standard">
      <style:text-properties officeooo:rsid="000260d3" officeooo:paragraph-rsid="00027398"/>
    </style:style>
    <style:style style:name="P3" style:family="paragraph" style:parent-style-name="Standard">
      <style:text-properties officeooo:rsid="000260d3" officeooo:paragraph-rsid="00043b64"/>
    </style:style>
    <style:style style:name="P4" style:family="paragraph" style:parent-style-name="Standard">
      <style:text-properties officeooo:rsid="000260d3" officeooo:paragraph-rsid="0005ea5c"/>
    </style:style>
    <style:style style:name="P5" style:family="paragraph" style:parent-style-name="Standard">
      <style:text-properties officeooo:rsid="000260d3" officeooo:paragraph-rsid="0006d352"/>
    </style:style>
    <style:style style:name="P6" style:family="paragraph" style:parent-style-name="Standard">
      <style:text-properties officeooo:rsid="000260d3" officeooo:paragraph-rsid="0007639c"/>
    </style:style>
    <style:style style:name="P7" style:family="paragraph" style:parent-style-name="Standard">
      <style:text-properties officeooo:rsid="000260d3" officeooo:paragraph-rsid="0009297a"/>
    </style:style>
    <style:style style:name="P8" style:family="paragraph" style:parent-style-name="Standard">
      <style:text-properties officeooo:rsid="000260d3" officeooo:paragraph-rsid="000a39f4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260d3" officeooo:paragraph-rsid="000260d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027398" officeooo:paragraph-rsid="0002739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027398" officeooo:paragraph-rsid="00027398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05ea5c" officeooo:paragraph-rsid="0005ea5c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officeooo:rsid="0005ea5c" officeooo:paragraph-rsid="0009297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normal" officeooo:rsid="000260d3" officeooo:paragraph-rsid="000260d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027398" officeooo:paragraph-rsid="0002739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43b64" officeooo:paragraph-rsid="00043b6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05ea5c" officeooo:paragraph-rsid="0005ea5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06d352" officeooo:paragraph-rsid="0006d35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6d352" officeooo:paragraph-rsid="0009297a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style="italic" style:text-underline-style="none" fo:font-weight="normal" officeooo:rsid="0005ea5c" officeooo:paragraph-rsid="0005ea5c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style:text-underline-style="none" fo:font-weight="normal" officeooo:rsid="00059a3a" officeooo:paragraph-rsid="0005ea5c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officeooo:rsid="00027398" officeooo:paragraph-rsid="00027398"/>
    </style:style>
    <style:style style:name="P23" style:family="paragraph" style:parent-style-name="Standard">
      <style:text-properties fo:font-weight="normal" officeooo:rsid="00027398" officeooo:paragraph-rsid="0005ea5c" style:font-weight-asian="normal" style:font-weight-complex="normal"/>
    </style:style>
    <style:style style:name="P24" style:family="paragraph" style:parent-style-name="Standard">
      <style:text-properties fo:font-weight="normal" officeooo:rsid="000a39f4" officeooo:paragraph-rsid="000a39f4" style:font-weight-asian="normal" style:font-weight-complex="normal"/>
    </style:style>
    <style:style style:name="P25" style:family="paragraph" style:parent-style-name="Standard">
      <style:text-properties fo:font-weight="normal" officeooo:rsid="0007639c" officeooo:paragraph-rsid="000a39f4" style:font-weight-asian="normal" style:font-weight-complex="normal"/>
    </style:style>
    <style:style style:name="P26" style:family="paragraph" style:parent-style-name="Standard">
      <style:text-properties fo:font-style="italic" fo:font-weight="normal" officeooo:rsid="00027398" officeooo:paragraph-rsid="00027398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059a3a" officeooo:paragraph-rsid="00059a3a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059a3a" officeooo:paragraph-rsid="0005ea5c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0a39f4" officeooo:paragraph-rsid="000a39f4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officeooo:rsid="00027398" officeooo:paragraph-rsid="00027398" style:font-style-asian="italic" style:font-style-complex="italic"/>
    </style:style>
    <style:style style:name="P31" style:family="paragraph" style:parent-style-name="Standard">
      <style:text-properties fo:font-style="italic" officeooo:rsid="00059a3a" officeooo:paragraph-rsid="00059a3a" style:font-style-asian="italic" style:font-style-complex="italic"/>
    </style:style>
    <style:style style:name="P32" style:family="paragraph" style:parent-style-name="Standard">
      <style:text-properties fo:font-style="italic" officeooo:rsid="00059a3a" officeooo:paragraph-rsid="0005ea5c" style:font-style-asian="italic" style:font-style-complex="italic"/>
    </style:style>
    <style:style style:name="P33" style:family="paragraph" style:parent-style-name="Standard">
      <style:text-properties fo:font-style="italic" officeooo:rsid="0007639c" officeooo:paragraph-rsid="0007639c" style:font-style-asian="italic" style:font-style-complex="italic"/>
    </style:style>
    <style:style style:name="P3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260d3" officeooo:paragraph-rsid="000260d3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text-properties officeooo:rsid="00043b64" officeooo:paragraph-rsid="00043b64"/>
    </style:style>
    <style:style style:name="P36" style:family="paragraph" style:parent-style-name="Standard">
      <style:text-properties fo:font-weight="bold" officeooo:rsid="00043b64" officeooo:paragraph-rsid="00043b64" style:font-weight-asian="bold" style:font-weight-complex="bold"/>
    </style:style>
    <style:style style:name="P37" style:family="paragraph" style:parent-style-name="Standard">
      <style:text-properties fo:font-weight="bold" officeooo:rsid="00043b64" officeooo:paragraph-rsid="0005ea5c" style:font-weight-asian="bold" style:font-weight-complex="bold"/>
    </style:style>
    <style:style style:name="P38" style:family="paragraph" style:parent-style-name="Standard">
      <style:text-properties fo:font-weight="bold" officeooo:rsid="00059a3a" officeooo:paragraph-rsid="00059a3a" style:font-weight-asian="bold" style:font-weight-complex="bold"/>
    </style:style>
    <style:style style:name="P39" style:family="paragraph" style:parent-style-name="Standard">
      <style:text-properties fo:font-weight="bold" officeooo:rsid="0006d352" officeooo:paragraph-rsid="0007639c" style:font-weight-asian="bold" style:font-weight-complex="bold"/>
    </style:style>
    <style:style style:name="P40" style:family="paragraph" style:parent-style-name="Standard">
      <style:text-properties fo:font-weight="bold" officeooo:rsid="0006d352" officeooo:paragraph-rsid="000a39f4" style:font-weight-asian="bold" style:font-weight-complex="bold"/>
    </style:style>
    <style:style style:name="P41" style:family="paragraph" style:parent-style-name="Standard">
      <style:text-properties officeooo:rsid="00059a3a" officeooo:paragraph-rsid="00059a3a"/>
    </style:style>
    <style:style style:name="P42" style:family="paragraph" style:parent-style-name="Standard">
      <style:text-properties fo:font-style="normal" officeooo:rsid="000260d3" officeooo:paragraph-rsid="0005ea5c" style:font-style-asian="normal" style:font-style-complex="normal"/>
    </style:style>
    <style:style style:name="P43" style:family="paragraph" style:parent-style-name="Standard">
      <style:text-properties fo:font-style="normal" officeooo:rsid="000260d3" officeooo:paragraph-rsid="0007639c" style:font-style-asian="normal" style:font-style-complex="normal"/>
    </style:style>
    <style:style style:name="P44" style:family="paragraph" style:parent-style-name="Standard">
      <style:text-properties fo:font-style="normal" officeooo:rsid="00059a3a" officeooo:paragraph-rsid="0005ea5c" style:font-style-asian="normal" style:font-style-complex="normal"/>
    </style:style>
    <style:style style:name="P45" style:family="paragraph" style:parent-style-name="Standard">
      <style:text-properties fo:font-style="normal" officeooo:rsid="00059a3a" officeooo:paragraph-rsid="0007639c" style:font-style-asian="normal" style:font-style-complex="normal"/>
    </style:style>
    <style:style style:name="P46" style:family="paragraph" style:parent-style-name="Standard">
      <style:text-properties officeooo:rsid="0005ea5c" officeooo:paragraph-rsid="0005ea5c"/>
    </style:style>
    <style:style style:name="P47" style:family="paragraph" style:parent-style-name="Standard">
      <style:text-properties officeooo:rsid="0005ea5c" officeooo:paragraph-rsid="0007639c"/>
    </style:style>
    <style:style style:name="P48" style:family="paragraph" style:parent-style-name="Standard">
      <style:text-properties officeooo:rsid="0006d352" officeooo:paragraph-rsid="0006d352"/>
    </style:style>
    <style:style style:name="P49" style:family="paragraph" style:parent-style-name="Standard">
      <style:text-properties officeooo:rsid="0007639c" officeooo:paragraph-rsid="0007639c"/>
    </style:style>
    <style:style style:name="P50" style:family="paragraph" style:parent-style-name="Standard">
      <style:text-properties officeooo:rsid="0007639c" officeooo:paragraph-rsid="0009297a"/>
    </style:style>
    <style:style style:name="P51" style:family="paragraph" style:parent-style-name="Standard">
      <style:text-properties officeooo:rsid="0007639c" officeooo:paragraph-rsid="000a39f4"/>
    </style:style>
    <style:style style:name="P52" style:family="paragraph" style:parent-style-name="Standard">
      <style:text-properties officeooo:rsid="0009297a" officeooo:paragraph-rsid="0009297a"/>
    </style:style>
    <style:style style:name="P53" style:family="paragraph" style:parent-style-name="Standard">
      <style:text-properties officeooo:rsid="000a39f4" officeooo:paragraph-rsid="000a39f4"/>
    </style:style>
    <style:style style:name="P5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260d3" officeooo:paragraph-rsid="00027398"/>
    </style:style>
    <style:style style:name="P5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260d3" officeooo:paragraph-rsid="0005ea5c"/>
    </style:style>
    <style:style style:name="P5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260d3" officeooo:paragraph-rsid="000929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7398"/>
    </style:style>
    <style:style style:name="T3" style:family="text">
      <style:text-properties fo:font-style="italic" officeooo:rsid="00027398" style:font-style-asian="italic" style:font-style-complex="italic"/>
    </style:style>
    <style:style style:name="T4" style:family="text">
      <style:text-properties officeooo:rsid="00059a3a"/>
    </style:style>
    <style:style style:name="T5" style:family="text">
      <style:text-properties officeooo:rsid="0005ea5c"/>
    </style:style>
    <style:style style:name="T6" style:family="text">
      <style:text-properties officeooo:rsid="0007639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9297a" style:font-style-asian="normal" style:font-style-complex="normal"/>
    </style:style>
    <style:style style:name="T9" style:family="text">
      <style:text-properties officeooo:rsid="0009297a"/>
    </style:style>
    <style:style style:name="T10" style:family="text">
      <style:text-properties officeooo:rsid="000a39f4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1. Modelización del problema</text:p>
      <text:p text:style-name="P9"/>
      <text:p text:style-name="P10">EJERCICIO 1</text:p>
      <text:p text:style-name="P14">Codificacion de una función que calcula el valor de la heurística en el estado actual. </text:p>
      <text:p text:style-name="P14">Dicho valor es el coste de ir desde el estado actual a Sirtis.</text:p>
      <text:p text:style-name="P14"/>
      <text:p text:style-name="P1"><text:tab/><text:span text:style-name="T1">Batería de ejemplos</text:span></text:p>
      <text:p text:style-name="P22">(f-h-galaxy 'Sirtis *sensors*) ;-&gt; 0</text:p>
      <text:p text:style-name="P22">(f-h-galaxy 'Avalon *sensors*) ;-&gt; 15</text:p>
      <text:p text:style-name="P22">(f-h-galaxy 'Earth <text:s/>*sensors*) ;-&gt; NIL</text:p>
      <text:p text:style-name="P22">(f-h-galaxy nil *sensors*) ;-&gt; NIL</text:p>
      <text:p text:style-name="P1"/>
      <text:p text:style-name="P1"><text:tab/><text:span text:style-name="T1">Pseudocódigo</text:span></text:p>
      <text:p text:style-name="P1">Entrada:</text:p>
      <text:p text:style-name="P1"><text:tab/>state: estado actual</text:p>
      <text:p text:style-name="P1"><text:tab/>sensors: lista de pares (estado coste) </text:p>
      <text:p text:style-name="P1">Salida:</text:p>
      <text:p text:style-name="P1"><text:tab/>heurística en el estado actual o nil si no tiene coste o </text:p>
      <text:p text:style-name="P1"><text:tab/></text:p>
      <text:p text:style-name="P1">si sensors == null</text:p>
      <text:p text:style-name="P1"><text:tab/>evalua a nil</text:p>
      <text:p text:style-name="P1">estado = first (first <text:span text:style-name="T2">(</text:span>sensors)<text:span text:style-name="T2">)</text:span></text:p>
      <text:p text:style-name="P1">coste = <text:s/>second (first <text:span text:style-name="T2">(</text:span>sensors)<text:span text:style-name="T2">)</text:span></text:p>
      <text:p text:style-name="P1"/>
      <text:p text:style-name="P1">si state == <text:span text:style-name="T2">estado</text:span></text:p>
      <text:p text:style-name="P1"><text:tab/><text:span text:style-name="T2">evalua al coste de dicho estado</text:span></text:p>
      <text:p text:style-name="P22">si no</text:p>
      <text:p text:style-name="P22"><text:tab/>f-h-galaxy state (rest (sensors))</text:p>
      <text:p text:style-name="P22"/>
      <text:p text:style-name="P1"><text:tab/><text:span text:style-name="T1">Código</text:span></text:p>
      <text:p text:style-name="P26">;;;;;;;;;;;;;;;;;;;;;;;;;;;;;;;;;;;;;;;;;;;;;;;;;;;;;;;;;;;;;;;;;;;;;;;;;</text:p>
      <text:p text:style-name="P26">;; </text:p>
      <text:p text:style-name="P26">;; BEGIN: Exercise 1 -- Evaluation of the heuristic</text:p>
      <text:p text:style-name="P26">;;</text:p>
      <text:p text:style-name="P26">;; Returns the value of the heuristics for a given state</text:p>
      <text:p text:style-name="P26">;;</text:p>
      <text:p text:style-name="P26">;; <text:s/>Input:</text:p>
      <text:p text:style-name="P26">;; <text:s text:c="3"/>state: the current state (vis. the planet we are on)</text:p>
      <text:p text:style-name="P26">;; <text:s text:c="3"/>sensors: a sensor list, that is a list of pairs</text:p>
      <text:p text:style-name="P26">;; <text:s text:c="15"/>(state cost)</text:p>
      <text:p text:style-name="P26">;; <text:s text:c="12"/>where the first element is the name of a state and the second</text:p>
      <text:p text:style-name="P26">;; <text:s text:c="12"/>a number estimating the cost to reach the goal</text:p>
      <text:p text:style-name="P26">;;</text:p>
      <text:p text:style-name="P26">;; <text:s/>Returns:</text:p>
      <text:p text:style-name="P26">;; <text:s text:c="3"/>The cost (a number) or NIL if the state is not in the sensor list</text:p>
      <text:p text:style-name="P26">;;</text:p>
      <text:p text:style-name="P22"><text:tab/>(defun f-h-galaxy (state sensors)</text:p>
      <text:p text:style-name="P22"><text:tab/> <text:s/>(if (null sensors) ; caso de error, devuelve nil</text:p>
      <text:p text:style-name="P22"><text:tab/> <text:s/><text:tab/>nil</text:p>
      <text:p text:style-name="P22"><text:tab/> <text:s/>(let ((estado (first (first sensors))) ; estado = first (first sensors)</text:p>
      <text:p text:style-name="P22"><text:tab/> <text:s/><text:tab/>(coste (second (first sensors)))) ; coste = <text:s/>second (first sensors)</text:p>
      <text:p text:style-name="P22"><text:tab/> <text:s/>(if (equal state estado) ; si state == estado</text:p>
      <text:p text:style-name="P22"><text:soft-page-break/><text:tab/> <text:s/><text:tab/>coste</text:p>
      <text:p text:style-name="P22"><text:tab/> <text:s/>(f-h-galaxy state (rest sensors)))))) ; si no, llamada recursiva a f-h-galaxy con sensor sin el primer par</text:p>
      <text:p text:style-name="P30">;;</text:p>
      <text:p text:style-name="P30">;; END: Exercise 1 -- Evaluation of the heuristic</text:p>
      <text:p text:style-name="P30">;;</text:p>
      <text:p text:style-name="P2"><text:span text:style-name="T3">;;;;;;;;;;;;;;;;;;;;;;;;;;;;;;;;;;;;;;;;;;;;;;;;;;;;;;;;;;;;;;;;;;;;;;;;;</text:span><text:tab/></text:p>
      <text:p text:style-name="P55"/>
      <text:p text:style-name="P46"><text:span text:style-name="T1"/></text:p>
      <text:p text:style-name="P11">EJERCICIO 2</text:p>
      <text:p text:style-name="P15"/>
      <text:p text:style-name="P15">Codificación de dos funciones operadores que devuelven la lista de acciones que se pueden efectuar a partir de un estado dado, utilizando en un caso agujeros blancos, y en otro agujeros de gusano.</text:p>
      <text:p text:style-name="P16">En el caso de agujeros de gusano, no se puede acceder a los planetas pertenecientes a *planets-forbidden*.</text:p>
      <text:p text:style-name="P16"/>
      <text:p text:style-name="P3"><text:span text:style-name="T1"><text:tab/>Batería de ejemplos</text:span></text:p>
      <text:p text:style-name="P36">Navigate-worm-hole</text:p>
      <text:p text:style-name="P35">(navigate-worm-hole 'Mallory *worm-holes* *planets-forbidden*) <text:s/>;-&gt; </text:p>
      <text:p text:style-name="P35"><text:tab/>;;;(#S(ACTION :NAME NAVIGATE-WORM-HOLE :ORIGIN MALLORY :FINAL <text:tab/>KATRIL :COST 5)</text:p>
      <text:p text:style-name="P35"><text:tab/>;;; #S(ACTION :NAME NAVIGATE-WORM-HOLE :ORIGIN MALLORY :FINAL <text:tab/>PROSERPINA :COST 11))</text:p>
      <text:p text:style-name="P35">(navigate-worm-hole 'Mallory *worm-holes* NIL) <text:s/>;-&gt; </text:p>
      <text:p text:style-name="P35"><text:tab/>;;;(#S(ACTION :NAME NAVIGATE-WORM-HOLE :ORIGIN MALLORY :FINAL <text:tab/>AVALON :COST 9)</text:p>
      <text:p text:style-name="P35"><text:tab/>;;; #S(ACTION :NAME NAVIGATE-WORM-HOLE :ORIGIN MALLORY :FINAL <text:tab/>KATRIL :COST 5)</text:p>
      <text:p text:style-name="P35"><text:tab/>;;; #S(ACTION :NAME NAVIGATE-WORM-HOLE :ORIGIN MALLORY :FINAL <text:tab/>PROSERPINA :COST 11))</text:p>
      <text:p text:style-name="P35">(navigate-worm-hole 'Uranus *worm-holes* *planets-forbidden*) <text:s/>;-&gt; NIL</text:p>
      <text:p text:style-name="P36">Navigate-white-hole</text:p>
      <text:p text:style-name="P35">(navigate-white-hole 'Kentares *white-holes*) ;-&gt;</text:p>
      <text:p text:style-name="P35"><text:tab/>;;;(#S(ACTION :NAME NAVIGATE-WHITE-HOLE :ORIGIN KENTARES :FINAL <text:tab/>AVALON :COST 3)</text:p>
      <text:p text:style-name="P35"><text:tab/>;;; #S(ACTION :NAME NAVIGATE-WHITE-HOLE :ORIGIN KENTARES :FINAL <text:tab/>KATRIL :COST 10)</text:p>
      <text:p text:style-name="P35"><text:tab/>;;; #S(ACTION :NAME NAVIGATE-WHITE-HOLE :ORIGIN KENTARES :FINAL <text:tab/>PROSERPINA :COST 7))</text:p>
      <text:p text:style-name="P35"/>
      <text:p text:style-name="P3"><text:tab/><text:span text:style-name="T1">Pseudocódigo</text:span></text:p>
      <text:p text:style-name="P37">Navigate-worm-hole</text:p>
      <text:p text:style-name="P4">Entrada:</text:p>
      <text:p text:style-name="P4"><text:tab/>state: estado actual</text:p>
      <text:p text:style-name="P42"><text:tab/><text:span text:style-name="T4">holes: Listas constantes de tripletes formados por planeta origen, <text:s/>planeta destino y gasto energético (coste)</text:span></text:p>
      <text:p text:style-name="P44"><text:span text:style-name="T4"><text:tab/>planets-forbidden: planetas prohibidos posibles en worm-holes, o nil</text:span></text:p>
      <text:p text:style-name="P4">Salida:</text:p>
      <text:p text:style-name="P4"><text:tab/><text:span text:style-name="T5">lista de acciones permitidas</text:span></text:p>
      <text:p text:style-name="P4"><text:tab/></text:p>
      <text:p text:style-name="P46">Para cada par x (planeta-destino coste) devuelto por la funcion get-actions</text:p>
      <text:p text:style-name="P46"><text:tab/>construimos accion tal que</text:p>
      <text:p text:style-name="P46"><text:soft-page-break/><text:tab/><text:tab/>name = NAVIGATE-WHITE-HOLE</text:p>
      <text:p text:style-name="P46"><text:tab/><text:tab/>origin = state</text:p>
      <text:p text:style-name="P46"><text:tab/><text:tab/>final = (first x)</text:p>
      <text:p text:style-name="P46"><text:tab/><text:tab/>cost = (second x)</text:p>
      <text:p text:style-name="P23"/>
      <text:p text:style-name="P3"><text:tab/><text:span text:style-name="T1">Código</text:span></text:p>
      <text:p text:style-name="P41"><text:span text:style-name="T1">Funciones auxiliares:</text:span></text:p>
      <text:p text:style-name="P28">;;;;;;;;;;;;;;;;;;;;;;;;;;;;;;;;;;;;;;;;;;;;;;;;;;;;;;;;;;;;;;;;;;;;;;;;;</text:p>
      <text:p text:style-name="P27">;; get-actions</text:p>
      <text:p text:style-name="P31">;; funcion que devuelve la lista de pares (planeta-destino coste) de acctiones permitidas a partir de un estado a traves de los distintos agujeros existentes</text:p>
      <text:p text:style-name="P31">;; Input</text:p>
      <text:p text:style-name="P31">;; <text:tab/><text:tab/>state: estado actual</text:p>
      <text:p text:style-name="P31">;;<text:tab/><text:tab/>holes: Listas constantes de tripletes formados por planeta origen, </text:p>
      <text:p text:style-name="P31">;; <text:s text:c="4"/>planeta destino y gasto energético (coste)</text:p>
      <text:p text:style-name="P31">;;<text:tab/><text:tab/>planets-forbidden: planetas prohibidos <text:span text:style-name="T5">posibles en</text:span> worm-holes, o nil</text:p>
      <text:p text:style-name="P31">;; Return</text:p>
      <text:p text:style-name="P31">;;<text:tab/><text:tab/>lista de acctiones permitidas</text:p>
      <text:p text:style-name="P32"><text:s text:c="4"/></text:p>
      <text:p text:style-name="P41">(defun get-actions (state holes planets-forbidden)</text:p>
      <text:p text:style-name="P41"><text:tab/>(unless (null holes) ; si holes == null, evalua a nil <text:s text:c="5"/></text:p>
      <text:p text:style-name="P41"><text:tab/>(let ((planeta-origen (caar holes))</text:p>
      <text:p text:style-name="P41"><text:tab/><text:tab/>(planeta-destino (cadar holes))</text:p>
      <text:p text:style-name="P41"><text:tab/><text:tab/>(dest-cost (cdar holes)))</text:p>
      <text:p text:style-name="P41"><text:tab/>(if (and (equal state planeta-origen) ; si state == planeta origen</text:p>
      <text:p text:style-name="P41"><text:s text:c="2"/><text:tab/><text:tab/>(not (member planeta-destino planets-forbidden :test #'equal))) ; si el planeta destino no pertenece a planets-forbidden</text:p>
      <text:p text:style-name="P41"><text:s text:c="4"/><text:tab/><text:tab/>(cons dest-cost (get-actions state (rest holes) planets-forbidden)) ; formamos lista de pares (planeta-destino coste)</text:p>
      <text:p text:style-name="P41"><text:tab/><text:tab/>(get-actions state (rest holes) planets-forbidden))))) ; otro caso, llamada recursiva con el resto de tripletas de holes</text:p>
      <text:p text:style-name="P41"/>
      <text:p text:style-name="P31">;;;;;;;;;;;;;;;;;;;;;;;;;;;;;;;;;;;;;;;;;;;;;;;;;;;;;;;;;;;;;;;;;;;;;;;;;</text:p>
      <text:p text:style-name="P31">;; navigate</text:p>
      <text:p text:style-name="P31">;; funcion que contruye una lista de acciones que se pueden efectuar a partir de un estado </text:p>
      <text:p text:style-name="P31">;; a traves agujeros blancos o negros</text:p>
      <text:p text:style-name="P31">;; Input</text:p>
      <text:p text:style-name="P31">;;<text:tab/><text:tab/>state: estado actual</text:p>
      <text:p text:style-name="P31">;;<text:tab/><text:tab/>holes: Listas constantes de tripletes formados por planeta origen, </text:p>
      <text:p text:style-name="P31">;;<text:tab/><text:tab/>planeta destino y gasto energético (coste)</text:p>
      <text:p text:style-name="P32">;;<text:tab/><text:tab/>planets-forbidden: planetas prohibidos <text:span text:style-name="T5">posibles en</text:span> worm-holes, o nil</text:p>
      <text:p text:style-name="P31">;;<text:tab/><text:tab/>name: nombre de la accion a construir</text:p>
      <text:p text:style-name="P31">;; Return</text:p>
      <text:p text:style-name="P31">;;<text:tab/><text:tab/>lista de acciones permitidas</text:p>
      <text:p text:style-name="P31"/>
      <text:p text:style-name="P41">(defun navigate (state holes planets-forbidden name) <text:s/></text:p>
      <text:p text:style-name="P41"><text:s text:c="2"/>(mapcar #'(lambda(x) (make-action :name name</text:p>
      <text:p text:style-name="P41"><text:s text:c="34"/>:origin state</text:p>
      <text:p text:style-name="P41"><text:s text:c="34"/>:final (first x)</text:p>
      <text:p text:style-name="P41"><text:s text:c="34"/>:cost (second x))) (get-actions state holes planets-forbidden)))</text:p>
      <text:p text:style-name="P41"><text:s text:c="34"/></text:p>
      <text:p text:style-name="P38">Funciones principales:</text:p>
      <text:p text:style-name="P21"><text:soft-page-break/>;;;;;;;;;;;;;;;;;;;;;;;;;;;;;;;;;;;;;;;;;;;;;;;;;;;;;;;;;;;;;;;;;;;;;;;;;</text:p>
      <text:p text:style-name="P20">;; navigate-white-hole</text:p>
      <text:p text:style-name="P20">;; Devuelve la lista de acciones que se pueden efectuar a partir de un estado </text:p>
      <text:p text:style-name="P20">;; a traves agujeros blancos</text:p>
      <text:p text:style-name="P20">;;</text:p>
      <text:p text:style-name="P20">;; <text:s/>Input:</text:p>
      <text:p text:style-name="P20">;; <text:s text:c="3"/>state: the current state (vis. the planet we are on)</text:p>
      <text:p text:style-name="P20">;; <text:s text:c="3"/>white-holes: Listas constantes de tripletes formados por planeta origen, </text:p>
      <text:p text:style-name="P20">;; <text:s text:c="4"/>planeta destino y gasto energético (coste)</text:p>
      <text:p text:style-name="P20">;; </text:p>
      <text:p text:style-name="P20">;;</text:p>
      <text:p text:style-name="P20">;; <text:s/>Returns: la lista de acciones que se pueden efectuar a partir de un estado </text:p>
      <text:p text:style-name="P20">;; a traves agujeros blancos</text:p>
      <text:p text:style-name="P20"/>
      <text:p text:style-name="P17">(defun navigate-white-hole (state white-holes)</text:p>
      <text:p text:style-name="P17"><text:s text:c="4"/>(navigate state white-holes NIL 'NAVIGATE-WHITE-HOLE))</text:p>
      <text:p text:style-name="P17"><text:s text:c="4"/></text:p>
      <text:p text:style-name="P20">;;;;;;;;;;;;;;;;;;;;;;;;;;;;;;;;;;;;;;;;;;;;;;;;;;;;;;;;;;;;;;;;;;;;;;;;;</text:p>
      <text:p text:style-name="P20">;; navigate-worm-hole</text:p>
      <text:p text:style-name="P20">;; Devuelve la lista de acciones que se pueden efectuar a partir de un estado </text:p>
      <text:p text:style-name="P20">;; a traves agujeros de gusano</text:p>
      <text:p text:style-name="P20">;;</text:p>
      <text:p text:style-name="P20">;; <text:s/>Input:</text:p>
      <text:p text:style-name="P20">;; <text:s text:c="3"/>state: the current state (vis. the planet we are on)</text:p>
      <text:p text:style-name="P20">;; <text:s text:c="3"/>worm-holes: Listas constantes de tripletes formados por planeta origen, </text:p>
      <text:p text:style-name="P20">;; <text:s text:c="4"/>planeta destino y gasto energético (coste)</text:p>
      <text:p text:style-name="P20">;; </text:p>
      <text:p text:style-name="P20">;;</text:p>
      <text:p text:style-name="P20">;; <text:s/>Returns: la lista de acciones que se pueden efectuar a partir de un estado </text:p>
      <text:p text:style-name="P20">;; a traves agujeros de gusano</text:p>
      <text:p text:style-name="P17"/>
      <text:p text:style-name="P17">(defun navigate-worm-hole (state worm-holes planets-forbidden)</text:p>
      <text:p text:style-name="P17"><text:s text:c="2"/>(navigate state worm-holes planets-forbidden 'NAVIGATE-WORM-HOLE))</text:p>
      <text:p text:style-name="P17"/>
      <text:p text:style-name="P17">;;</text:p>
      <text:p text:style-name="P17">;; END: Exercise 2 -- Navigation operators</text:p>
      <text:p text:style-name="P17">;;</text:p>
      <text:p text:style-name="P17">;;;;;;;;;;;;;;;;;;;;;;;;;;;;;;;;;;;;;;;;;;;;;;;;;;;;;;;;;;;;;;;;;;;;;;;;;</text:p>
      <text:p text:style-name="P17"/>
      <text:p text:style-name="P55"/>
      <text:p text:style-name="P17"><text:span text:style-name="T1"/></text:p>
      <text:p text:style-name="P12">EJERCICIO 3A</text:p>
      <text:p text:style-name="P18">Codificación de una función que comprueba si se ha alcanzado el objetivo.</text:p>
      <text:p text:style-name="P18"/>
      <text:p text:style-name="P5"><text:span text:style-name="T1"><text:tab/>Batería de ejemplos</text:span></text:p>
      <text:p text:style-name="P48">(defparameter node-01</text:p>
      <text:p text:style-name="P48"><text:s text:c="3"/>(make-node :state 'Avalon) )</text:p>
      <text:p text:style-name="P48">(defparameter node-02</text:p>
      <text:p text:style-name="P48"><text:s text:c="3"/>(make-node :state 'Kentares :parent node-01))</text:p>
      <text:p text:style-name="P48">(defparameter node-03</text:p>
      <text:p text:style-name="P48"><text:s text:c="3"/>(make-node :state 'Katril :parent node-02))</text:p>
      <text:p text:style-name="P48">(defparameter node-04</text:p>
      <text:p text:style-name="P48"><text:soft-page-break/><text:s text:c="3"/>(make-node :state 'Kentares :parent node-03))</text:p>
      <text:p text:style-name="P48">(f-goal-test-galaxy node-01 '(kentares urano) '(Avalon Katril)); -&gt; NIL</text:p>
      <text:p text:style-name="P48">(f-goal-test-galaxy node-02 '(kentares urano) '(Avalon Katril)); -&gt; NIL</text:p>
      <text:p text:style-name="P48">(f-goal-test-galaxy node-03 '(kentares urano) '(Avalon Katril)); -&gt; NIL</text:p>
      <text:p text:style-name="P48">(f-goal-test-galaxy node-04 '(kentares urano) '(Avalon Katril)); -&gt; T</text:p>
      <text:p text:style-name="P48"/>
      <text:p text:style-name="P5"><text:tab/><text:span text:style-name="T1">Pseudocódigo</text:span></text:p>
      <text:p text:style-name="P6">Entrada:</text:p>
      <text:p text:style-name="P6"><text:tab/><text:span text:style-name="T6">node</text:span>: <text:span text:style-name="T6">the current node</text:span></text:p>
      <text:p text:style-name="P43"><text:tab/><text:span text:style-name="T6">planets-destination: lista de planetas destino posibles</text:span></text:p>
      <text:p text:style-name="P45"><text:tab/><text:span text:style-name="T6">planets-mandatory: planetas obligatorios de visitar para que se cumpla el objetivo </text:span></text:p>
      <text:p text:style-name="P6">Salida:</text:p>
      <text:p text:style-name="P6"><text:tab/><text:span text:style-name="T6">T si se ha cumplido el objetivo, NIL en caso contrario</text:span></text:p>
      <text:p text:style-name="P49"/>
      <text:p text:style-name="P49">si el estado de node no pertenece a <text:s/><text:span text:style-name="T7">planets-destination</text:span></text:p>
      <text:p text:style-name="P49"><text:span text:style-name="T7"><text:tab/>evalua a nil</text:span></text:p>
      <text:p text:style-name="P49"><text:span text:style-name="T7">si no,</text:span></text:p>
      <text:p text:style-name="P49"><text:span text:style-name="T7"><text:tab/>list-of-parents = parents (node)</text:span></text:p>
      <text:p text:style-name="P50"><text:span text:style-name="T7"><text:tab/>si algun </text:span><text:span text:style-name="T8">y de </text:span><text:span text:style-name="T7">planets-mandatory </text:span><text:span text:style-name="T8">no pertenece a list-of-parents</text:span></text:p>
      <text:p text:style-name="P50"><text:span text:style-name="T8"><text:tab/><text:tab/>evalua a nil</text:span></text:p>
      <text:p text:style-name="P50"><text:span text:style-name="T8"><text:tab/>en otro caso,</text:span></text:p>
      <text:p text:style-name="P50"><text:span text:style-name="T8"><text:tab/><text:tab/>evalua a t</text:span></text:p>
      <text:p text:style-name="P47"/>
      <text:p text:style-name="P5"><text:tab/><text:span text:style-name="T1">Código</text:span></text:p>
      <text:p text:style-name="P39">Funciones auxiliares</text:p>
      <text:p text:style-name="P33">;; parents</text:p>
      <text:p text:style-name="P33">;; funcion que devuelve la lista de padres de un nodo dado</text:p>
      <text:p text:style-name="P33">;; Input</text:p>
      <text:p text:style-name="P33">;; <text:tab/><text:tab/>node: nodo</text:p>
      <text:p text:style-name="P33">;; Returns</text:p>
      <text:p text:style-name="P33">;;<text:tab/><text:tab/>lista de padres de un nodo, o nil si no tiene</text:p>
      <text:p text:style-name="P33"/>
      <text:p text:style-name="P49">(defun parents (node)</text:p>
      <text:p text:style-name="P49"><text:s text:c="4"/>(unless(or (null node) (null (node-parent node))) ; si node == null o el nodo padre de node == null, devuelve nil</text:p>
      <text:p text:style-name="P49"><text:s text:c="6"/>(cons (node-state (node-parent node)) (parents (node-parent node))))) ; formamos lista con el estado del nodo padre</text:p>
      <text:p text:style-name="P49"/>
      <text:p text:style-name="P33">;;;;;;;;;;;;;;;;;;;;;;;;;;;;;;;;;;;;;;;;;;;;;;;;;;;;;;;;;;;;;;;;;;;;;;;;;</text:p>
      <text:p text:style-name="P33">;; all-visited</text:p>
      <text:p text:style-name="P33">;; funcion que comprueba si han sido visitados todos los planetas obligatorios a partir de la lista de padres de un nodo</text:p>
      <text:p text:style-name="P33">;; Input</text:p>
      <text:p text:style-name="P33">;;<text:tab/><text:tab/>parents: lista de padres de un nodo</text:p>
      <text:p text:style-name="P33">;;<text:tab/><text:tab/>planets-mandatory: planetas obligartorios de visitar</text:p>
      <text:p text:style-name="P33">;; Returns</text:p>
      <text:p text:style-name="P33">;;<text:tab/><text:tab/>T si se han visitado todos los planetas obligatorios, nil en caso contrario</text:p>
      <text:p text:style-name="P33"/>
      <text:p text:style-name="P49">(defun all-visited (parents planets-mandatory)</text:p>
      <text:p text:style-name="P49"><text:s text:c="2"/>(not(some #'null(mapcar #'(lambda(x) (member x parents :test #'equal)) planets-mandatory))))</text:p>
      <text:p text:style-name="P49"/>
      <text:p text:style-name="P39">Funcion principal</text:p>
      <text:p text:style-name="P33"><text:soft-page-break/>;; f-goal-test-galaxy</text:p>
      <text:p text:style-name="P33">;; Comprueba si se ha alcanzado el objetivo</text:p>
      <text:p text:style-name="P33">;;</text:p>
      <text:p text:style-name="P33">;; <text:s/>Input:</text:p>
      <text:p text:style-name="P33">;; <text:s text:c="3"/>node: the current node</text:p>
      <text:p text:style-name="P33">;; <text:s text:c="3"/>planets-destination: lista de planetas destino posibles</text:p>
      <text:p text:style-name="P33">;;<text:tab/> <text:s/>planets-mandatory: planetas obligatorios de visitar para que se cumpla el objetivo </text:p>
      <text:p text:style-name="P33">;;</text:p>
      <text:p text:style-name="P33">;; <text:s/>Returns: T si se ha alcanzado el objetivo, NILs en caso contrario</text:p>
      <text:p text:style-name="P33"/>
      <text:p text:style-name="P49">(defun f-goal-test-galaxy (node planets-destination planets-mandatory) </text:p>
      <text:p text:style-name="P49"><text:s text:c="2"/>(unless (not (member (node-state node) planets-destination)) ; si el estado del nodo actual no pertenece a la lista de planetas destino, evalua a nil</text:p>
      <text:p text:style-name="P49"><text:s text:c="4"/>(all-visited (parents node) planets-mandatory))) ; comprueba que los padres del nodo pertenecen a los planetas obligatorios</text:p>
      <text:p text:style-name="P54"/>
      <text:p text:style-name="P2"><text:span text:style-name="T1"/></text:p>
      <text:p text:style-name="P13">EJERCICIO 3<text:span text:style-name="T9">B</text:span></text:p>
      <text:p text:style-name="P19">Codificación de <text:span text:style-name="T9">una función que comprueba si dos para dos nodos son iguales de acuerdo con su estado de búsqueda.</text:span></text:p>
      <text:p text:style-name="P19"><text:span text:style-name="T1"/></text:p>
      <text:p text:style-name="P7"><text:span text:style-name="T1"><text:tab/>Batería de ejemplos</text:span></text:p>
      <text:p text:style-name="P52">(f-search-state-equal-galaxy node-01 node-01) ;-&gt; T</text:p>
      <text:p text:style-name="P52">(f-search-state-equal-galaxy node-01 node-02) ;-&gt; NIL</text:p>
      <text:p text:style-name="P52">(f-search-state-equal-galaxy node-02 node-04) ;-&gt; T</text:p>
      <text:p text:style-name="P52">(f-search-state-equal-galaxy node-01 node-01 '(Avalon)) ;-&gt; T</text:p>
      <text:p text:style-name="P52">(f-search-state-equal-galaxy node-01 node-02 '(Avalon)) ;-&gt; NIL</text:p>
      <text:p text:style-name="P52">(f-search-state-equal-galaxy node-02 node-04 '(Avalon)) ;-&gt; T</text:p>
      <text:p text:style-name="P52">(f-search-state-equal-galaxy node-01 node-01 '(Avalon Katril)) ;-&gt; T</text:p>
      <text:p text:style-name="P52">(f-search-state-equal-galaxy node-01 node-02 '(Avalon Katril)) ;-&gt; NIL</text:p>
      <text:p text:style-name="P52">(f-search-state-equal-galaxy node-02 node-04 '(Avalon Katril)) ;-&gt; NIL</text:p>
      <text:p text:style-name="P52"/>
      <text:p text:style-name="P7"><text:tab/><text:span text:style-name="T1">Pseudocódigo</text:span></text:p>
      <text:p text:style-name="P8">Entrada:</text:p>
      <text:p text:style-name="P8"><text:tab/><text:span text:style-name="T10">node-1: nodo a comparar</text:span></text:p>
      <text:p text:style-name="P53"><text:tab/>node-2: nodo a comparar</text:p>
      <text:p text:style-name="P53"><text:tab/>planets-mandatory: planetas obligatorios de visitar para que se cumpla el objetivo </text:p>
      <text:p text:style-name="P8">Salida:</text:p>
      <text:p text:style-name="P8"><text:tab/><text:span text:style-name="T10">T si los dos nodos son iguales de acuerdo con su estado de búsqueda, NIL en caso contrario</text:span></text:p>
      <text:p text:style-name="P51"/>
      <text:p text:style-name="P24"><text:span text:style-name="T8">s</text:span><text:span text:style-name="T7">i el estado del node-1 == estado del node-2</text:span></text:p>
      <text:p text:style-name="P24"><text:span text:style-name="T7"><text:tab/>restantes-1 = restantes ((visited node-1) planets-mandatory)</text:span></text:p>
      <text:p text:style-name="P24"><text:span text:style-name="T7"><text:tab/>restantes-2 = restantes ((visited node-2) planets-mandatory)</text:span></text:p>
      <text:p text:style-name="P24"><text:span text:style-name="T7"><text:tab/>si <text:s/>restantes-1 == <text:s/>restantes-2</text:span></text:p>
      <text:p text:style-name="P24"><text:span text:style-name="T7"><text:tab/><text:tab/>evalua a t</text:span></text:p>
      <text:p text:style-name="P24"><text:span text:style-name="T7"><text:tab/>si no,</text:span></text:p>
      <text:p text:style-name="P24"><text:span text:style-name="T7"><text:tab/><text:tab/>evalua a nil</text:span></text:p>
      <text:p text:style-name="P24"><text:span text:style-name="T7">si no, </text:span></text:p>
      <text:p text:style-name="P24"><text:span text:style-name="T7"><text:tab/>evalua a nil</text:span></text:p>
      <text:p text:style-name="P25"><text:span text:style-name="T8"/></text:p>
      <text:p text:style-name="P7"><text:tab/><text:span text:style-name="T1">Código</text:span></text:p>
      <text:p text:style-name="P40">Funcion<text:span text:style-name="T10">es auxiliares</text:span></text:p>
      <text:p text:style-name="P29"><text:soft-page-break/>;; equal-lists</text:p>
      <text:p text:style-name="P29">;; funcion que comprueba que dos listas son iguales</text:p>
      <text:p text:style-name="P29">;; Input</text:p>
      <text:p text:style-name="P29">;; <text:tab/><text:tab/>l1: lista a comparar</text:p>
      <text:p text:style-name="P29">;;<text:tab/><text:tab/>l2: lista a comparar</text:p>
      <text:p text:style-name="P29">;; Returns:</text:p>
      <text:p text:style-name="P29">;;<text:tab/><text:tab/>t si son iguales, nil en caso contrario</text:p>
      <text:p text:style-name="P24"/>
      <text:p text:style-name="P24">(defun equal-lists (l1 l2)</text:p>
      <text:p text:style-name="P24"><text:tab/>(and (null (set-difference l1 l2)) ; si la lista de elementos de l1 que no aparecen en la l2 es nil</text:p>
      <text:p text:style-name="P24"><text:tab/><text:tab/> (null (set-difference l2 l1)))) ; si la lista de elementos de l2 que no aparecen en la l1 tambien es nil, las dos listas son iguales</text:p>
      <text:p text:style-name="P24"/>
      <text:p text:style-name="P29">;;;;;;;;;;;;;;;;;;;;;;;;;;;;;;;;;;;;;;;;;;;;;;;;;;;;;;;;;;;;;;;;;;;;;;;;;</text:p>
      <text:p text:style-name="P29">;; visited</text:p>
      <text:p text:style-name="P29">;; funcion que construye una lista de planetas visitados a partir de un nodo</text:p>
      <text:p text:style-name="P29">;; Input</text:p>
      <text:p text:style-name="P29">;; <text:tab/><text:tab/>node: nodo actual</text:p>
      <text:p text:style-name="P29">;; Returns:</text:p>
      <text:p text:style-name="P29">;;<text:tab/><text:tab/>lista de planetas visitados</text:p>
      <text:p text:style-name="P24"/>
      <text:p text:style-name="P24">(defun visited (node)</text:p>
      <text:p text:style-name="P24"><text:s text:c="4"/>(if (null (node-parent node)) ; si el nodo no tiene padre</text:p>
      <text:p text:style-name="P24"><text:s text:c="4"/><text:tab/>(list (node-state node)) ; formamos lista con el estado del nodo actual</text:p>
      <text:p text:style-name="P24"><text:s text:c="4"/>(cons (node-state node) (visited (node-parent node))))) ; cons del estado del nodo actual y sus antecesores</text:p>
      <text:p text:style-name="P24"/>
      <text:p text:style-name="P29">;;;;;;;;;;;;;;;;;;;;;;;;;;;;;;;;;;;;;;;;;;;;;;;;;;;;;;;;;;;;;;;;;;;;;;;;;</text:p>
      <text:p text:style-name="P29">;; restantes</text:p>
      <text:p text:style-name="P29">;; funcion que devuelve la lista de planetas obligatorios que aun no se han visitado</text:p>
      <text:p text:style-name="P29">;; Input</text:p>
      <text:p text:style-name="P29">;;<text:tab/><text:tab/>visited: planetas visitados</text:p>
      <text:p text:style-name="P29">;;<text:tab/><text:tab/>planets-mandatory: planetas obligatorios</text:p>
      <text:p text:style-name="P29">;; Returns</text:p>
      <text:p text:style-name="P29">;;<text:tab/><text:tab/>planetas obligatorios que aun no se han visitado</text:p>
      <text:p text:style-name="P24"/>
      <text:p text:style-name="P24">(defun restantes (visited planets-mandatory)</text:p>
      <text:p text:style-name="P24"><text:tab/>(remove-if #'(lambda(x) (member x visited :test #'equal)) planets-mandatory))</text:p>
      <text:p text:style-name="P24"/>
      <text:p text:style-name="P40">Funcion principal</text:p>
      <text:p text:style-name="P29">;; f-search-state-equal-galaxy</text:p>
      <text:p text:style-name="P29">;; Comprueba si dos para dos nodos son iguales de acuerdo con su estado de búsqueda.</text:p>
      <text:p text:style-name="P29">;;</text:p>
      <text:p text:style-name="P29">;; <text:s/>Input:</text:p>
      <text:p text:style-name="P29">;; <text:s text:c="3"/>node-1: nodo a comparar</text:p>
      <text:p text:style-name="P29">;; <text:s text:c="3"/>node-2: nodo a comparar</text:p>
      <text:p text:style-name="P29">;;<text:tab/> <text:s/>planets-mandatory: planetas obligatorios de visitar para que se cumpla el objetivo </text:p>
      <text:p text:style-name="P29">;;</text:p>
      <text:p text:style-name="P29">;; <text:s/>Returns: T si los dos nodos son iguales de acuerdo con su estado de búsqueda, nil en caso contrario</text:p>
      <text:p text:style-name="P24"/>
      <text:p text:style-name="P24">(defun f-search-state-equal-galaxy (node-1 node-2 &amp;optional planets-mandatory)</text:p>
      <text:p text:style-name="P24"><text:soft-page-break/><text:s text:c="2"/>(if (equal (node-state node-1) (node-state node-2)) ; si ambos nodos tienen el mismo estado</text:p>
      <text:p text:style-name="P24"><text:tab/>(equal-lists (restantes (visited node-1) planets-mandatory) ; comprueba que la lista de planetas restantes son iguales para ambos nodos</text:p>
      <text:p text:style-name="P24"><text:tab/><text:tab/><text:tab/><text:tab/> (restantes (visited node-2) planets-mandatory))</text:p>
      <text:p text:style-name="P24"><text:tab/>nil))</text:p>
      <text:p text:style-name="P7"><text:span text:style-name="T1"/></text:p>
      <text:p text:style-name="P56"/>
      <text:p text:style-name="P7"><text:span text:style-name="T1"/></text:p>
      <text:p text:style-name="P13"><text:span text:style-name="T1"/></text:p>
      <text:p text:style-name="P2"><text:span text:style-name="T1"><text:tab/>Batería de ejemplos</text:span></text:p>
      <text:p text:style-name="P1"/>
      <text:p text:style-name="P1"><text:tab/><text:span text:style-name="T1">Pseudocódigo</text:span></text:p>
      <text:p text:style-name="P1"/>
      <text:p text:style-name="P1"><text:tab/><text:span text:style-name="T1">Código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13:04.249143155</meta:creation-date>
    <dc:date>2018-04-02T13:28:50.358324258</dc:date>
    <meta:editing-duration>PT1S</meta:editing-duration>
    <meta:editing-cycles>1</meta:editing-cycles>
    <meta:document-statistic meta:table-count="0" meta:image-count="0" meta:object-count="0" meta:page-count="8" meta:paragraph-count="305" meta:word-count="1809" meta:character-count="13103" meta:non-whitespace-character-count="11097"/>
    <meta:generator>LibreOffice/5.1.6.2$Linux_X86_64 LibreOffice_project/10m0$Build-2</meta:generator>
  </office:meta>
</office:document-meta>
</file>